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100%" draw:opacity-name="Transparency_20_1" draw:textarea-vertical-align="middle"/>
    </style:style>
    <style:style style:name="gr2" style:family="graphic" style:parent-style-name="standard">
      <style:graphic-properties draw:fill-color="#c5000b" draw:opacity="100%" draw:opacity-name="Transparency_20_1" draw:textarea-vertical-align="middle"/>
    </style:style>
    <style:style style:name="gr3" style:family="graphic" style:parent-style-name="standard">
      <style:graphic-properties draw:fill-color="#ffff00" draw:opacity="100%" draw:opacity-name="Transparency_20_1" draw:textarea-vertical-align="middle"/>
    </style:style>
    <style:style style:name="gr4" style:family="graphic" style:parent-style-name="standard">
      <style:graphic-properties draw:fill-color="#ff9900" draw:opacity="100%" draw:opacity-name="Transparency_20_1" draw:textarea-vertical-align="middle"/>
    </style:style>
    <style:style style:name="gr5" style:family="graphic" style:parent-style-name="standard">
      <style:graphic-properties draw:fill-color="#0000ff" draw:opacity="100%" draw:opacity-name="Transparency_20_1" draw:textarea-vertical-align="middle"/>
    </style:style>
    <style:style style:name="gr6" style:family="graphic" style:parent-style-name="standard">
      <style:graphic-properties draw:fill-color="#009933" draw:opacity="100%" draw:opacity-name="Transparency_20_1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7.653cm" svg:height="12.192cm" svg:x="1.889cm" svg:y="1.50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System A</text:p>
        </draw:ellipse>
        <draw:ellipse draw:style-name="gr2" draw:text-style-name="P1" draw:layer="layout" svg:width="13.843cm" svg:height="12.319cm" svg:x="12.684cm" svg:y="2.016cm">
          <text:p text:style-name="P1"><text:s text:c="19"/>System B</text:p>
        </draw:ellipse>
        <draw:ellipse draw:style-name="gr3" draw:text-style-name="P1" draw:layer="layout" svg:width="13.335cm" svg:height="5.461cm" svg:x="10.779cm" svg:y="14.97cm">
          <text:p text:style-name="P1"/>
          <text:p text:style-name="P1"/>
          <text:p text:style-name="P1"/>
          <text:p text:style-name="P1">System W</text:p>
        </draw:ellipse>
        <draw:ellipse draw:style-name="gr4" draw:text-style-name="P1" draw:layer="layout" svg:width="3.302cm" svg:height="1.397cm" svg:x="13.7cm" svg:y="6.588cm">
          <text:p text:style-name="P1">Project X</text:p>
        </draw:ellipse>
        <draw:ellipse draw:style-name="gr5" draw:text-style-name="P1" draw:layer="layout" svg:width="8.382cm" svg:height="5.588cm" svg:x="4.302cm" svg:y="2.778cm">
          <text:p text:style-name="P1">Browser Partition</text:p>
        </draw:ellipse>
        <draw:ellipse draw:style-name="gr6" draw:text-style-name="P1" draw:layer="layout" svg:width="4.953cm" svg:height="6.985cm" svg:x="12.938cm" svg:y="4.937cm">
          <text:p text:style-name="P1">Server Partition</text:p>
        </draw:ellipse>
        <draw:ellipse draw:style-name="gr4" draw:text-style-name="P1" draw:layer="layout" svg:width="3.937cm" svg:height="1.143cm" svg:x="6.334cm" svg:y="6.334cm">
          <text:p text:style-name="P1">Project Y</text:p>
        </draw:ellipse>
        <draw:ellipse draw:style-name="gr4" draw:text-style-name="P1" draw:layer="layout" svg:width="3.683cm" svg:height="1.397cm" svg:x="13.319cm" svg:y="16.24cm">
          <text:p text:style-name="P1">Project Z</text:p>
        </draw:ellipse>
        <draw:ellipse draw:style-name="gr5" draw:text-style-name="P1" draw:layer="layout" svg:width="8.128cm" svg:height="3.175cm" svg:x="13.192cm" svg:y="15.224cm">
          <text:p text:style-name="P1">System Partition</text:p>
          <text:p text:style-name="P1"/>
          <text:p text:style-name="P1"/>
          <text:p text:style-name="P1"/>
        </draw:ellipse>
        <draw:ellipse draw:style-name="gr4" draw:text-style-name="P1" draw:layer="layout" svg:width="3.683cm" svg:height="1.397cm" svg:x="13.446cm" svg:y="9.001cm">
          <text:p text:style-name="P1">Project Z</text:p>
        </draw:ellipse>
        <draw:ellipse draw:style-name="gr4" draw:text-style-name="P1" draw:layer="layout" svg:width="3.683cm" svg:height="1.397cm" svg:x="17.383cm" svg:y="16.24cm">
          <text:p text:style-name="P1">Project W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cott Morgan</meta:initial-creator>
    <meta:creation-date>2014-12-02T14:47:55</meta:creation-date>
    <dc:date>2014-12-02T18:05:27</dc:date>
    <dc:creator>Scott Morgan</dc:creator>
    <meta:editing-duration>PT3H17M33S</meta:editing-duration>
    <meta:editing-cycles>3</meta:editing-cycles>
    <meta:generator>OpenOffice/4.1.1$Unix OpenOffice.org_project/411m6$Build-9775</meta:generator>
    <meta:document-statistic meta:object-count="11"/>
  </office:meta>
</office:document-meta>
</file>